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293" officeooo:paragraph-rsid="00068293"/>
    </style:style>
    <style:style style:name="P2" style:family="paragraph" style:parent-style-name="Standard">
      <style:text-properties officeooo:rsid="0008347b" officeooo:paragraph-rsid="0008347b"/>
    </style:style>
    <style:style style:name="P3" style:family="paragraph" style:parent-style-name="Standard">
      <style:text-properties officeooo:rsid="000c63ed" officeooo:paragraph-rsid="000c63ed"/>
    </style:style>
    <style:style style:name="P4" style:family="paragraph" style:parent-style-name="Standard">
      <style:text-properties officeooo:rsid="000cd10c" officeooo:paragraph-rsid="000cd10c"/>
    </style:style>
    <style:style style:name="P5" style:family="paragraph" style:parent-style-name="Standard">
      <style:text-properties officeooo:rsid="0011b819" officeooo:paragraph-rsid="0011b819"/>
    </style:style>
    <style:style style:name="T1" style:family="text">
      <style:text-properties officeooo:rsid="00078c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4269"/>
    </style:style>
    <style:style style:name="T4" style:family="text">
      <style:text-properties officeooo:rsid="000c63ed"/>
    </style:style>
    <style:style style:name="T5" style:family="text">
      <style:text-properties officeooo:rsid="000a3fec"/>
    </style:style>
    <style:style style:name="T6" style:family="text">
      <style:text-properties officeooo:rsid="000aee56"/>
    </style:style>
    <style:style style:name="T7" style:family="text">
      <style:text-properties officeooo:rsid="00108e36"/>
    </style:style>
    <style:style style:name="T8" style:family="text">
      <style:text-properties officeooo:rsid="00130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zione esercizi 22 aprile – 1es: richiamare meglio nello stampa la caratteristiche della prima classe → <text:span text:style-name="T1">aggiungere super() per richiamare superclasse o classe madre</text:span>; 2 ese: mettere attributi con costruttore a sottoclassi, in questo modo si arricchisce di più.</text:p>
      <text:p text:style-name="P1"/>
      <text:p text:style-name="P2"><text:span text:style-name="T2">I metodi speciali</text:span>: <text:span text:style-name="T3">pp.150 slide</text:span><text:span text:style-name="T4">s</text:span></text:p>
      <text:p text:style-name="P2"/>
      <text:p text:style-name="P2">metodi che qualsiasi classe di python ha in comune.</text:p>
      <text:p text:style-name="P2"/>
      <text:p text:style-name="P2">metodo__str__ metodo che viene chiamato per convertire un oggetto in una stringa. <text:span text:style-name="T5">È dedicato più per gli utenti. → </text:span><text:span text:style-name="T6">+ veloce e pratico per l’utente.</text:span></text:p>
      <text:p text:style-name="P2"/>
      <text:p text:style-name="P2">Metodo simile: __repr__, è molto simile alla stringa, ma viene usato maggiormente per i sviluppatori.</text:p>
      <text:p text:style-name="P2"/>
      <text:p text:style-name="P3">Metodo __len__: usato per definire la lunghezza o la quantità di elementi.</text:p>
      <text:p text:style-name="P3"/>
      <text:p text:style-name="P4">metodo __eq__: usato quando ce da stabilire quando due oggetti vanno considerati uguali. <text:span text:style-name="T7">Da come ritorno un booleano.</text:span></text:p>
      <text:p text:style-name="P4"/>
      <text:p text:style-name="P5">Metodo __getattribute__: chiamato ogni volta che si prova ad accedere ad un attributo di un oggetto. <text:span text:style-name="T8">Normalmente si usa super() perché con getattribute si rischia ricorsione infinita, rompendo cosi il codice.</text:span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08:56:05.293781000</meta:creation-date>
    <dc:date>2026-04-23T10:38:29.173104200</dc:date>
    <meta:editing-duration>PT1H42M18S</meta:editing-duration>
    <meta:editing-cycles>13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8" meta:word-count="153" meta:character-count="993" meta:non-whitespace-character-count="847"/>
  </office:meta>
</office:document-meta>
</file>